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select_cas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string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tandard/base___if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17:31:06.40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4T17:43:00.560000000</dc:date>
    <meta:editing-duration>PT23H47M2S</meta:editing-duration>
    <meta:editing-cycles>388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select___case

	
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if.xml><?xml version="1.0" encoding="utf-8"?>
<!DOCTYPE module  PUBLIC '-//OpenOffice.org//DTD OfficeDocument 1.0//EN'  'module.dtd'>
<script:module xmlns:script="http://openoffice.org/2000/script" script:name="base___if" script:language="StarBasic" script:moduleType="normal">REM  *****  BASIC  *****

Option Explicit



Sub base___if___if_then

	If 4 &gt; 0 Then
		
		MsgBox( "base___if" &amp; Chr( 10 ) &amp; Chr( 10 ) &amp; "If 4 &gt; 0 Then" )
		
	End If

End Sub



Sub base___if___if_then_else

	If 4 &lt; 0 Then
		
		MsgBox( "base___if" &amp; Chr( 10 ) &amp; Chr( 10 ) &amp; "If 4 &lt; 0 Then" )
	
	Else
	
		MsgBox( "base___if" &amp; Chr( 10 ) &amp; Chr( 10 ) &amp; "Else" )
		
	End If

End Sub



Sub base___if___if_then_else_if

	'
	' Else If : 안된다.
	' ElseIf : 된다.
	'
	If 4 &lt; 0 Then
		
		MsgBox( "base___if" &amp; Chr( 10 ) &amp; Chr( 10 ) &amp; "If 4 &lt; 0 Then" )
	
	ElseIf 4 &gt; 0 Then
	
		MsgBox( "base___if" &amp; Chr( 10 ) &amp; Chr( 10 ) &amp; "ElseIf 4 &gt; 0 Then" )
		
	End If

End Sub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Sub base___loop___for_next_exit

	Dim result_string as String : result_string = "for_next_exit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'
			' Exit Do 는 Do 가 쓰인 모든 구문에서 된다.
			'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select_case.xml><?xml version="1.0" encoding="utf-8"?>
<!DOCTYPE module  PUBLIC '-//OpenOffice.org//DTD OfficeDocument 1.0//EN'  'module.dtd'>
<script:module xmlns:script="http://openoffice.org/2000/script" script:name="base___select_case" script:language="StarBasic" script:moduleType="normal">REM  *****  BASIC  *****

Option Explicit



' REF : https://wiki.documentfoundation.org/Documentation/BASIC_Guide



Sub base___select_case

	Dim result_string as String	
	result_string = "select_case" &amp; Chr( 10 ) &amp; Chr( 10 )

	Dim value as Integer : value = 1


	Select Case value
		Case 1:
			result_string = result_string &amp; " 1"
		Case 2:
			result_string = result_string &amp; " 2"
	End Select
	
	
	
	MsgBox( result_string )

End Sub



Sub base___select_case___case_advance

	Dim result_string as String	
	result_string = "select_case" &amp; Chr( 10 ) &amp; Chr( 10 )

	Dim value as Integer : value = 10


	Select Case value
		Case 1 to 5
			result_string = result_string &amp; " 1 to 5"
		Case &gt; 100
			result_string = result_string &amp; " &gt; 100"
		Case 6, 7, 8
			result_string = result_string &amp; " 6, 7, 8"
		Case 9, 10, 11, &gt; 15, &lt; 0
			result_string = result_string &amp; " 9, 10, 11, &gt; 15, &lt; 0"
	End Select
	
	
	
	MsgBox( result_string )

End Sub



Sub base___select_case___case_else

	Dim result_string as String	
	result_string = "select_case" &amp; Chr( 10 ) &amp; Chr( 10 )

	Dim value as Integer : value = 6


	Select Case value
		Case 1 to 5
			result_string = result_string &amp; " 1 to 5"
		Case Else
			result_string = result_string &amp; " Else"
	End Select
	
	
	
	MsgBox( result_string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  <library:element library:name="base___if"/>
  <library:element library:name="base___select_case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